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Droid Sans Fallback1" svg:font-family="'Droid Sans Fallback'"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cm" fo:margin-right="0cm" fo:text-indent="1.266cm" style:auto-text-indent="false"/>
    </style:style>
    <style:style style:name="P3" style:family="paragraph" style:parent-style-name="Standard">
      <style:paragraph-properties fo:margin-left="0cm" fo:margin-right="0cm" fo:text-align="justify" style:justify-single-word="false" fo:text-indent="1.266cm" style:auto-text-indent="false"/>
    </style:style>
    <style:style style:name="P4" style:family="paragraph" style:parent-style-name="Standard">
      <style:paragraph-properties fo:margin-left="0cm" fo:margin-right="0cm" fo:text-align="center" style:justify-single-word="false" fo:text-indent="1.266cm" style:auto-text-indent="false"/>
    </style:style>
    <style:style style:name="P5" style:family="paragraph" style:parent-style-name="Standard">
      <style:paragraph-properties fo:margin-left="0cm" fo:margin-right="0cm" fo:text-align="justify" style:justify-single-word="false" fo:text-indent="1.247cm" style:auto-text-indent="false"/>
    </style:style>
    <style:style style:name="P6" style:family="paragraph" style:parent-style-name="Standard">
      <style:paragraph-properties fo:margin-left="0cm" fo:margin-right="0cm" fo:text-align="center" style:justify-single-word="false" fo:text-indent="1.247cm" style:auto-text-indent="false"/>
    </style:style>
    <style:style style:name="P7" style:family="paragraph" style:parent-style-name="Standard" style:master-page-name="Standard">
      <style:paragraph-properties fo:text-align="center" style:justify-single-word="false" style:page-number="auto"/>
      <style:text-properties fo:language="ru" fo:country="RU"/>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language="ru" fo:country="RU"/>
    </style:style>
    <style:style style:name="P10" style:family="paragraph" style:parent-style-name="Standard">
      <style:paragraph-properties fo:margin-left="0cm" fo:margin-right="0cm" fo:text-align="justify" style:justify-single-word="false" fo:text-indent="0.963cm" style:auto-text-indent="false"/>
      <style:text-properties fo:language="ru" fo:country="RU"/>
    </style:style>
    <style:style style:name="P11" style:family="paragraph" style:parent-style-name="Standard">
      <style:paragraph-properties fo:margin-left="0cm" fo:margin-right="0cm" fo:text-align="justify" style:justify-single-word="false" fo:text-indent="0.963cm" style:auto-text-indent="false"/>
    </style:style>
    <style:style style:name="T1" style:family="text">
      <style:text-properties fo:language="en" fo:country="US"/>
    </style:style>
    <style:style style:name="T2" style:family="text">
      <style:text-properties fo:language="ru" fo:country="RU"/>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Структура системы управления.</text:p>
      <text:p text:style-name="P9"/>
      <text:p text:style-name="P10">Система управления состоит из неподвижной части, которая представляет собой пульт управления, и подвижной, встроенной в механизм.</text:p>
      <text:p text:style-name="P10">Пульт управления построен на базе портативного компьютера с подключенными к нему периферийными устройствами, необходимыми для управления движениями механизма и наблюдением на ним.</text:p>
      <text:p text:style-name="P11"><text:span text:style-name="T2">Список периферийных устройств, подключаемых к компьютеру, включает в себя четыре двухкоординатные ручки управления (джойстики), девять кнопок управления и проводную </text:span><text:span text:style-name="T1">IP </text:span><text:span text:style-name="T2">камеру </text:span><text:span text:style-name="T1">IQ753.</text:span></text:p>
      <text:p text:style-name="P10">Для подключения к компьютеру нескольких устройств посредством аппаратного протокола <text:span text:style-name="T1">Ethernet </text:span>в состав пульта управления также входит проводной маршрутизатор.</text:p>
      <text:p text:style-name="P10">Джойстики и кнопки управления обслуживаются электронной аппаратурой контроля. Она в свою очередь подсоединяется к компьютеру посредством шины <text:span text:style-name="T1">USB.</text:span></text:p>
      <text:p text:style-name="P10">Подвижная часть системы управления состоит из встраиваемой ЭВМ на базе маршрутизатора <text:span text:style-name="T1">Dir-320 </text:span>и электронного блока управления<text:span text:style-name="T1">. </text:span>Электронный блок управления соединяется с встраиваемой ЭВМ также с помощью шины <text:span text:style-name="T1">USB.</text:span></text:p>
      <text:p text:style-name="P1"/>
      <text:p text:style-name="P1">Пульт управления.</text:p>
      <text:p text:style-name="P1"/>
      <text:p text:style-name="P5">Для реализации взаимодействия джойстиков с компьютером следует использовать плату управления, соединяемую с компьютером посредством USB интерфейса. Информация с 9 кнопок управления и 4 аналоговых джойстиков передаётся в компьютер с помощью микроконтроллера.</text:p>
      <text:p text:style-name="P5">Опрос кнопок выполняется путём зацикленного последовательного анализа состояний в выделенной задаче RTOS микроконтроллера управления. Для этой цели используется порт общего назначения микроконтроллера.</text:p>
      <text:p text:style-name="P5">Измерение состояний джойстиков выполняется с помощью строенного АЦП. Эта функция также выделяется в отдельную задачу RTOS, которая, используя внутренний мультиплексор, вычисляет отклонение ручки каждого из джойстиков от вертикали.</text:p>
      <text:p text:style-name="P5">Данные о нажатии кнопок и состоянии ручек джойстиков передаются в компьютер управления через интерфейс USB, Интерфейсная микросхема USB соединяется с микроконтроллером через интерфейс SPI.</text:p>
      <text:p text:style-name="P5">Для работы с периферийными устройствами (кнопками и джойстиками) запланировано использование микроконтроллера с ядром AVR8 серии Mega.</text:p>
      <text:p text:style-name="P5">Для разделения задач считвания и обмена задействована операционная система RTOS с кооперативным типом ядра. Данный тип ядра выбран с позиции экономии аппаратных средств микроконтроллера этого типа и размещения сравнительно несложного алгоритма попеременного периодического опроса периферийных устройств и выдачи результатов опроса через шину USB в компьютер пульта управления.</text:p>
      <text:p text:style-name="P5"/>
      <text:p text:style-name="P5"/>
      <text:p text:style-name="P6">Программа встроенной ЭВМ на борту.</text:p>
      <text:p text:style-name="P2"/>
      <text:p text:style-name="P3">Встроенная ЭВМ осуществляет передачу команд управления с пульта управления в электронный блок управления и данных о показаниях датчиков в пульт управления. С использованием аппаратных свойств встроенной ЭВМ на пульт управления передаётся информация с IP камеры видеонаблюдения. Программа управления постоянно принимает от пульта управления сведения о его функционировании. При остутствии этой информации в <text:soft-page-break/>течение времени, превышающего критическое, встроенная ЭВМ считает, что связь прервалась и приводит приводы в состояние, в котором механизм и все его части находятся в состоянии покоя.</text:p>
      <text:p text:style-name="P3">Встроенная ЭВМ строится на базе маршрутизатора Dir-320 с операционной системой OpenWrt BackFire 10.03. Данная ЭВМ обладает следующими характеристиками; размер оперативной памяти – 64МБ; частота внутреннего процессора – 400МГц; тип ядра процессора – MIPS; размер внутренней энергонезависимой памяти – 4МБ; наличие интерфейсов – Ethernet, WiFi, USB. Наличие USB концентратора и высокоскоростных сетевых технологий Ethernet и WiFi позволяет использовать данное устройство для передачи информации и управления механической частью устройства. Так трансляция команд, поступающих с пульта управления, в электронный блок управления и передача информации о состоянии датчиков осуществляется с помощью шины USB.</text:p>
      <text:p text:style-name="P3">Информация с толщиномера поступает по протоколу RS-232 в преобразователь COM-USB. Через преобразователь эта информация попадает во встроенную ЭВМ. Встроенная ЭВМ передаёт её на компьютер пульта управления, который, используя пару аналогичных преобразователей COM-USB, передаёт данные в программу работы с толщиномером. Поток данных из программы управления толщиномером передаётся в обратном порядке.</text:p>
      <text:p text:style-name="P3"/>
      <text:p text:style-name="P3"/>
      <text:p text:style-name="P4">Электронный блок управления.</text:p>
      <text:p text:style-name="P4"/>
      <text:p text:style-name="P3">Электронный блок управления приводами осуществляет следующие функции. Он циклически считывает состояния датчиков разрежения в отдельной RTOS задаче; выдаёт управляющие воздействия на электроклапана для осуществления шагания конструкции по команде встроенной ЭВМ; управляет приводами манипулятора, руководствуясь значениями скоростей, полученной от встроенной ЭВМ; контролирует поворотный двигатель и инструмент на конце манипулятора. Для безопасности перемещения механизма в отдельную задачу выделено слежение за состоянием встроенной ЭВМ и наличием соединения с пультом управления. При остутствии команды сброса сторожевого таймера в течение времени, превышающего критическое, электронный блок управления приводит клапана в состояние, необходимое для удержания механизма, а двигатели в состояние покоя.</text:p>
      <text:p text:style-name="P3">Считывание значений датчиков осуществляется с помощью оптических пар FOD817. Выдача управляющих воздействий на клапана – с помощью твердотельных реле MOC3061. Для реализации программы управления электронными компонентами электронного блока управления задействована операционная система RTOS на базе микроконтроллера с ядром Cortex-M3 серии F102.</text:p>
      <text:p text:style-name="P3">Данный тип микроконтроллера позволит применить вытеснительный тип ядра, что обеспечивает возможность использования отдельного стека для каждой задачи. Такой подход позволит максимально уменьшить временные издержки реализации алгоритмов управления путём сокращения размера кода и упрощения алгоритмов каждой из задач.</text:p>
      <text:p text:style-name="P3"/>
      <text:p text:style-name="P2"/>
      <text:p text:style-name="P4">Визуальная программа управления на компьютере пульта управления.</text:p>
      <text:p text:style-name="P4"/>
      <text:p text:style-name="P3">Назначение данной программы состоит в отображении информации о состоянии механизма, визуализации изображений с камер наблюдения, считывании состояния аппаратных средств управления механизмом (кнопок и джойстиков). Состояния кнопок и джойстиков анализируются и переводятся в команды включения/выключения клапанов и реле, скорости вращения моторов. После этого визуальная программа управления передаёт команды во встроенную ЭВМ, а оттуда <text:span text:style-name="T2">они попадают </text:span>в электронный блок управл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Droid Sans Fallback1" svg:font-family="'Droid Sans Fallback'"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roid Sans Fallback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Absatz-Standardschriftar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layout-grid-base-width="0.369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rgey Bashkirov</meta:initial-creator>
    <meta:creation-date>2012-03-14T08:34:49</meta:creation-date>
    <meta:editing-duration>PT576H05M12S</meta:editing-duration>
    <dc:date>2012-03-30T10:10:54.99</dc:date>
    <dc:creator>a a</dc:creator>
    <meta:generator>OpenOffice.org/3.2$Win32 OpenOffice.org_project/320m12$Build-9483</meta:generator>
    <meta:editing-cycles>21</meta:editing-cycles>
    <meta:document-statistic meta:table-count="0" meta:image-count="0" meta:object-count="0" meta:page-count="2" meta:paragraph-count="24" meta:word-count="758" meta:character-count="6193"/>
    <meta:user-defined meta:name="Info 1"/>
    <meta:user-defined meta:name="Info 2"/>
    <meta:user-defined meta:name="Info 3"/>
    <meta:user-defined meta:name="Info 4"/>
  </office:meta>
</office:document-meta>
</file>